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 Researcher" svg:font-family="'Win Researcher'" style:font-pitch="variable"/>
    <style:font-face style:name="WinInnwa" svg:font-family="WinInnwa" style:font-pitch="variable"/>
    <style:font-face style:name="WinInnwa1" svg:font-family="WinInnwa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WinInnwa"/>
    </style:style>
    <style:style style:name="T1" style:family="text">
      <style:text-properties style:font-name="WinInnwa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Burmese" office:value-type="string">
            <text:p>rSefvm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>
            <text:p>aumif;vm;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office:value-type="string">
            <text:p>English <text:span text:style-name="T1">jrefrm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 Researcher" svg:font-family="'Win Researcher'" style:font-pitch="variable"/>
    <style:font-face style:name="WinInnwa" svg:font-family="WinInnwa" style:font-pitch="variable"/>
    <style:font-face style:name="WinInnwa1" svg:font-family="WinInnwa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rmese" style:family="table-cell" style:parent-style-name="Default">
      <style:text-properties style:font-name="WinInnwa1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8">06/08/2009</text:date>, <text:time>21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8T20:31:17</meta:creation-date>
    <dc:date>2009-06-08T21:34:32</dc:date>
    <meta:editing-duration>PT01H03M18S</meta:editing-duration>
    <meta:editing-cycles>3</meta:editing-cycles>
    <meta:generator>OpenOffice.org/3.0$Linux OpenOffice.org_project/300m15$Build-9379</meta:generator>
    <meta:document-statistic meta:table-count="3" meta:cell-count="3" meta:object-count="0"/>
  </office:meta>
</office:document-meta>
</file>